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7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8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9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0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1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2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3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4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15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6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7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8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19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20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1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2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23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24" style:family="paragraph" style:parent-style-name="Preformatted_20_Text">
      <style:paragraph-properties fo:margin-top="0in" fo:margin-bottom="0.1965in" style:contextual-spacing="false"/>
    </style:style>
    <style:style style:name="P25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26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T1" style:family="text">
      <style:text-properties officeooo:rsid="0006d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ndo sbt</text:p>
      <text:p text:style-name="P1"/>
      <text:p text:style-name="P22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24"/>
      <text:p text:style-name="P24">sudo apt-get install sbt</text:p>
      <text:p text:style-name="P5">Visual Studio Code</text:p>
      <text:p text:style-name="P1"/>
      <text:p text:style-name="P6">- Instalar la extensión Scala(Metals) en el Visual Studio Code.</text:p>
      <text:p text:style-name="P6"/>
      <text:p text:style-name="P7">Ver las instrucciones en <text:a xlink:type="simple" xlink:href="https://www.scala-sbt.org/0.13/docs/Hello.html">https://www.scala-sbt.org/0.13/docs/Hello.html</text:a></text:p>
      <text:p text:style-name="P7"/>
      <text:p text:style-name="P23"><text:span text:style-name="Source_20_Text">$ sbt new sbt/scala-seed.g8</text:span></text:p>
      <text:p text:style-name="P8">(para crear un proyecto sbt <text:span text:style-name="T1">básico</text:span>)</text:p>
      <text:p text:style-name="P8"/>
      <text:p text:style-name="P26">El archivo sbt básico del “build.sbt” puede ser:</text:p>
      <text:p text:style-name="P26"/>
      <text:p text:style-name="P26"/>
      <text:p text:style-name="P8"/>
      <text:p text:style-name="P8">En el directorio del proyecto, hacer</text:p>
      <text:p text:style-name="P8">$ sbt</text:p>
      <text:p text:style-name="P8">run</text:p>
      <text:p text:style-name="P8">para correrlo...</text:p>
      <text:p text:style-name="P8"/>
      <text:p text:style-name="P9">Desde el Visual Studio Code, hacer “Open Folder” y elegir la carpeta del proyecto. Saldrá una ventana preguntando si se desea importar el sbt project en el VS Code, decir que sí.</text:p>
      <text:p text:style-name="P9"/>
      <text:p text:style-name="P10">Puede llegar a requerir un tiempo..</text:p>
      <text:p text:style-name="P10"/>
      <text:p text:style-name="P11">Desde el Visual Studio Code, generar una terminal. Desde ahí, hacer </text:p>
      <text:p text:style-name="P11">sbt</text:p>
      <text:p text:style-name="P11"/>
      <text:p text:style-name="P11">y luego</text:p>
      <text:p text:style-name="P11">run</text:p>
      <text:p text:style-name="P11"/>
      <text:p text:style-name="P17">O directamente, </text:p>
      <text:p text:style-name="P17">sbt run</text:p>
      <text:p text:style-name="P21">(es lento correr el sbt, así que esto no se recomienda desde la consola)</text:p>
      <text:p text:style-name="P11"/>
      <text:p text:style-name="P3">Scala IDE</text:p>
      <text:p text:style-name="P3"/>
      <text:p text:style-name="P15">Agregar librerías:</text:p>
      <text:p text:style-name="P15"/>
      <text:p text:style-name="P15">Project → Properties → Java Build Path → Tab “Libraries”.</text:p>
      <text:p text:style-name="P11"/>
      <text:p text:style-name="P11"/>
      <text:p text:style-name="P16">Agregar un paquete::</text:p>
      <text:p text:style-name="P16"><text:soft-page-break/></text:p>
      <text:p text:style-name="P16">Hacerlo como agregar “Folder” en la carpeta “src”, no hacer lo de package.</text:p>
      <text:p text:style-name="P11"/>
      <text:p text:style-name="P4">IntelliJ Idea</text:p>
      <text:p text:style-name="P4"/>
      <text:p text:style-name="P18">Al instalarlo, instalar también el Scala.</text:p>
      <text:p text:style-name="P18">Hacer un nuevo proyecto, ir a la izquierda y elegir “Scala”, y a la derecha marcar “sbt project (recommended)”. Proseguir con eso.</text:p>
      <text:p text:style-name="P18">Esperar al crear proyecto scala que se ejecuten los background projects</text:p>
      <text:p text:style-name="P11"/>
      <text:p text:style-name="P19">A veces, para que ande bien es necesario restartear el Idea.</text:p>
      <text:p text:style-name="P11"/>
      <text:p text:style-name="P20">Build project, tira excepción...</text:p>
      <text:p text:style-name="P20"/>
      <text:p text:style-name="P20">Luego Run.</text:p>
      <text:p text:style-name="P11"/>
      <text:p text:style-name="P2">Preguntas</text:p>
      <text:p text:style-name="P12">¿Cómo sabe qué archivo correr de todos los del proyecto?</text:p>
      <text:p text:style-name="P13">Debe ser por los objetos que extienden “App”, que los hace ejecutables.</text:p>
      <text:p text:style-name="P13"/>
      <text:p text:style-name="P14">Uso de consola de scala en el “sbt”: ejecutar “console” dentro de la consola del sb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4.2.8.2$Linux_X86_64 LibreOffice_project/420m0$Build-2</meta:generator>
    <dc:date>2019-08-17T11:28:04.460615656</dc:date>
    <dc:creator>lbali </dc:creator>
    <meta:editing-duration>PT22M42S</meta:editing-duration>
    <meta:editing-cycles>24</meta:editing-cycles>
    <meta:document-statistic meta:table-count="0" meta:image-count="0" meta:object-count="0" meta:page-count="2" meta:paragraph-count="40" meta:word-count="272" meta:character-count="1723" meta:non-whitespace-character-count="1491"/>
  </office:meta>
</office:document-meta>
</file>